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onial Height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40">
            <text:p>4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12">
            <text:p>612</text:p>
          </table:table-cell>
          <table:table-cell table:style-name="ce23" office:value-type="float" office:value="169">
            <text:p>16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61">
            <text:p>261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69">
            <text:p>1169</text:p>
          </table:table-cell>
          <table:table-cell table:style-name="ce23" office:value-type="float" office:value="256">
            <text:p>25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38">
            <text:p>3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502">
            <text:p>1502</text:p>
          </table:table-cell>
          <table:table-cell table:style-name="ce23" office:value-type="float" office:value="123">
            <text:p>1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671">
            <text:p>2671</text:p>
          </table:table-cell>
          <table:table-cell table:style-name="ce23" office:value-type="float" office:value="379">
            <text:p>37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